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8cm" svg:height="9.004cm" svg:x="0.468cm" svg:y="6.667cm">
            <draw:object draw:notify-on-update-of-ranges="Feuille1.F2:Feuille1.F14 Feuille1.F1:Feuille1.F1 Feuille1.E2:Feuille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(U/(U*F)</text:p>
          </table:table-cell>
          <table:table-cell/>
          <table:table-cell office:value-type="string" calcext:value-type="string">
            <text:p>Force(lbf)</text:p>
          </table:table-cell>
          <table:table-cell office:value-type="string" calcext:value-type="string">
            <text:p>Poids(kg)</text:p>
          </table:table-cell>
          <table:table-cell office:value-type="string" calcext:value-type="string">
            <text:p>Tension Sortie</text:p>
          </table:table-cell>
          <table:table-cell office:value-type="string" calcext:value-type="string">
            <text:p>Force(N)</text:p>
          </table:table-cell>
        </table:table-row>
        <table:table-row table:style-name="ro1">
          <table:table-cell table:formula="of:=[.E2]/(10*[.C2])" office:value-type="float" office:value="-0.133310568807339" calcext:value-type="float">
            <text:p>-0,133310568807339</text:p>
          </table:table-cell>
          <table:table-cell/>
          <table:table-cell table:formula="of:=[.F2]/4.44822" office:value-type="float" office:value="22.0537653263553" calcext:value-type="float">
            <text:p>22,0537653263553</text:p>
          </table:table-cell>
          <table:table-cell office:value-type="float" office:value="10" calcext:value-type="float">
            <text:p>10</text:p>
          </table:table-cell>
          <table:table-cell office:value-type="float" office:value="-29.4" calcext:value-type="float">
            <text:p>-29,4</text:p>
          </table:table-cell>
          <table:table-cell table:formula="of:=[.D2]*9.81" office:value-type="float" office:value="98.1" calcext:value-type="float">
            <text:p>98,1</text:p>
          </table:table-cell>
        </table:table-row>
        <table:table-row table:style-name="ro1">
          <table:table-cell table:formula="of:=[.E3]/(10*[.C3])" office:value-type="float" office:value="-0.133008277268094" calcext:value-type="float">
            <text:p>-0,133008277268094</text:p>
          </table:table-cell>
          <table:table-cell/>
          <table:table-cell table:formula="of:=[.F3]/4.44822" office:value-type="float" office:value="13.2322591958132" calcext:value-type="float">
            <text:p>13,2322591958132</text:p>
          </table:table-cell>
          <table:table-cell office:value-type="float" office:value="6" calcext:value-type="float">
            <text:p>6</text:p>
          </table:table-cell>
          <table:table-cell office:value-type="float" office:value="-17.6" calcext:value-type="float">
            <text:p>-17,6</text:p>
          </table:table-cell>
          <table:table-cell table:formula="of:=[.D3]*9.81" office:value-type="float" office:value="58.86" calcext:value-type="float">
            <text:p>58,86</text:p>
          </table:table-cell>
        </table:table-row>
        <table:table-row table:style-name="ro1">
          <table:table-cell table:formula="of:=[.E4]/(10*[.C4])" office:value-type="float" office:value="-0.131496819571865" calcext:value-type="float">
            <text:p>-0,131496819571865</text:p>
          </table:table-cell>
          <table:table-cell/>
          <table:table-cell table:formula="of:=[.F4]/4.44822" office:value-type="float" office:value="4.41075306527105" calcext:value-type="float">
            <text:p>4,41075306527105</text:p>
          </table:table-cell>
          <table:table-cell office:value-type="float" office:value="2" calcext:value-type="float">
            <text:p>2</text:p>
          </table:table-cell>
          <table:table-cell office:value-type="float" office:value="-5.8" calcext:value-type="float">
            <text:p>-5,8</text:p>
          </table:table-cell>
          <table:table-cell table:formula="of:=[.D4]*9.81" office:value-type="float" office:value="19.62" calcext:value-type="float">
            <text:p>19,62</text:p>
          </table:table-cell>
        </table:table-row>
        <table:table-row table:style-name="ro1">
          <table:table-cell table:formula="of:=[.E5]/(10*[.C5])" office:value-type="float" office:value="-0.129985361875637" calcext:value-type="float">
            <text:p>-0,129985361875637</text:p>
          </table:table-cell>
          <table:table-cell/>
          <table:table-cell table:formula="of:=[.F5]/4.44822" office:value-type="float" office:value="3.30806479895329" calcext:value-type="float">
            <text:p>3,30806479895329</text:p>
          </table:table-cell>
          <table:table-cell office:value-type="float" office:value="1.5" calcext:value-type="float">
            <text:p>1,5</text:p>
          </table:table-cell>
          <table:table-cell office:value-type="float" office:value="-4.3" calcext:value-type="float">
            <text:p>-4,3</text:p>
          </table:table-cell>
          <table:table-cell table:formula="of:=[.D5]*9.81" office:value-type="float" office:value="14.715" calcext:value-type="float">
            <text:p>14,715</text:p>
          </table:table-cell>
        </table:table-row>
        <table:table-row table:style-name="ro1">
          <table:table-cell table:formula="of:=[.E6]/(10*[.C6])" office:value-type="float" office:value="-0.128776195718654" calcext:value-type="float">
            <text:p>-0,128776195718654</text:p>
          </table:table-cell>
          <table:table-cell/>
          <table:table-cell table:formula="of:=[.F6]/4.44822" office:value-type="float" office:value="2.20537653263553" calcext:value-type="float">
            <text:p>2,20537653263553</text:p>
          </table:table-cell>
          <table:table-cell office:value-type="float" office:value="1" calcext:value-type="float">
            <text:p>1</text:p>
          </table:table-cell>
          <table:table-cell office:value-type="float" office:value="-2.84" calcext:value-type="float">
            <text:p>-2,84</text:p>
          </table:table-cell>
          <table:table-cell table:formula="of:=[.D6]*9.81" office:value-type="float" office:value="9.81" calcext:value-type="float">
            <text:p>9,81</text:p>
          </table:table-cell>
        </table:table-row>
        <table:table-row table:style-name="ro1">
          <table:table-cell table:formula="of:=[.E7]/(10*[.C7])" office:value-type="float" office:value="-0.124241822629969" calcext:value-type="float">
            <text:p>-0,124241822629969</text:p>
          </table:table-cell>
          <table:table-cell/>
          <table:table-cell table:formula="of:=[.F7]/4.44822" office:value-type="float" office:value="1.10268826631776" calcext:value-type="float">
            <text:p>1,10268826631776</text:p>
          </table:table-cell>
          <table:table-cell office:value-type="float" office:value="0.5" calcext:value-type="float">
            <text:p>0,5</text:p>
          </table:table-cell>
          <table:table-cell office:value-type="float" office:value="-1.37" calcext:value-type="float">
            <text:p>-1,37</text:p>
          </table:table-cell>
          <table:table-cell table:formula="of:=[.D7]*9.81" office:value-type="float" office:value="4.905" calcext:value-type="float">
            <text:p>4,905</text:p>
          </table:table-cell>
        </table:table-row>
        <table:table-row table:style-name="ro1">
          <table:table-cell table:number-columns-repeated="2"/>
          <table:table-cell table:formula="of:=[.F8]/4.448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formula="of:=[.D8]*9.81" office:value-type="float" office:value="0" calcext:value-type="float">
            <text:p>0</text:p>
          </table:table-cell>
        </table:table-row>
        <table:table-row table:style-name="ro1">
          <table:table-cell table:formula="of:=[.E9]/(10*[.C9])" office:value-type="float" office:value="-0.148727437308869" calcext:value-type="float">
            <text:p>-0,148727437308869</text:p>
          </table:table-cell>
          <table:table-cell/>
          <table:table-cell table:formula="of:=[.F9]/4.44822" office:value-type="float" office:value="-1.10268826631776" calcext:value-type="float">
            <text:p>-1,10268826631776</text:p>
          </table:table-cell>
          <table:table-cell office:value-type="float" office:value="0.5" calcext:value-type="float">
            <text:p>0,5</text:p>
          </table:table-cell>
          <table:table-cell office:value-type="float" office:value="1.64" calcext:value-type="float">
            <text:p>1,64</text:p>
          </table:table-cell>
          <table:table-cell table:formula="of:=-([.D9]*9.81)" office:value-type="float" office:value="-4.905" calcext:value-type="float">
            <text:p>-4,905</text:p>
          </table:table-cell>
        </table:table-row>
        <table:table-row table:style-name="ro1">
          <table:table-cell table:formula="of:=[.E10]/(10*[.C10])" office:value-type="float" office:value="-0.140565565749235" calcext:value-type="float">
            <text:p>-0,140565565749235</text:p>
          </table:table-cell>
          <table:table-cell/>
          <table:table-cell table:formula="of:=[.F10]/4.44822" office:value-type="float" office:value="-2.20537653263553" calcext:value-type="float">
            <text:p>-2,20537653263553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table:formula="of:=-([.D10]*9.81)" office:value-type="float" office:value="-9.81" calcext:value-type="float">
            <text:p>-9,81</text:p>
          </table:table-cell>
        </table:table-row>
        <table:table-row table:style-name="ro1">
          <table:table-cell table:formula="of:=[.E11]/(10*[.C11])" office:value-type="float" office:value="-0.139054108053007" calcext:value-type="float">
            <text:p>-0,139054108053007</text:p>
          </table:table-cell>
          <table:table-cell/>
          <table:table-cell table:formula="of:=[.F11]/4.44822" office:value-type="float" office:value="-3.30806479895329" calcext:value-type="float">
            <text:p>-3,30806479895329</text:p>
          </table:table-cell>
          <table:table-cell office:value-type="float" office:value="1.5" calcext:value-type="float">
            <text:p>1,5</text:p>
          </table:table-cell>
          <table:table-cell office:value-type="float" office:value="4.6" calcext:value-type="float">
            <text:p>4,6</text:p>
          </table:table-cell>
          <table:table-cell table:formula="of:=-([.D11]*9.81)" office:value-type="float" office:value="-14.715" calcext:value-type="float">
            <text:p>-14,715</text:p>
          </table:table-cell>
        </table:table-row>
        <table:table-row table:style-name="ro1">
          <table:table-cell table:formula="of:=[.E12]/(10*[.C12])" office:value-type="float" office:value="-0.138298379204893" calcext:value-type="float">
            <text:p>-0,138298379204893</text:p>
          </table:table-cell>
          <table:table-cell/>
          <table:table-cell table:formula="of:=[.F12]/4.44822" office:value-type="float" office:value="-4.41075306527105" calcext:value-type="float">
            <text:p>-4,41075306527105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table:formula="of:=-([.D12]*9.81)" office:value-type="float" office:value="-19.62" calcext:value-type="float">
            <text:p>-19,62</text:p>
          </table:table-cell>
        </table:table-row>
        <table:table-row table:style-name="ro1">
          <table:table-cell table:formula="of:=[.E13]/(10*[.C13])" office:value-type="float" office:value="-0.134519734964322" calcext:value-type="float">
            <text:p>-0,134519734964322</text:p>
          </table:table-cell>
          <table:table-cell/>
          <table:table-cell table:formula="of:=[.F13]/4.44822" office:value-type="float" office:value="-13.2322591958132" calcext:value-type="float">
            <text:p>-13,2322591958132</text:p>
          </table:table-cell>
          <table:table-cell office:value-type="float" office:value="6" calcext:value-type="float">
            <text:p>6</text:p>
          </table:table-cell>
          <table:table-cell office:value-type="float" office:value="17.8" calcext:value-type="float">
            <text:p>17,8</text:p>
          </table:table-cell>
          <table:table-cell table:formula="of:=-([.D13]*9.81)" office:value-type="float" office:value="-58.86" calcext:value-type="float">
            <text:p>-58,86</text:p>
          </table:table-cell>
        </table:table-row>
        <table:table-row table:style-name="ro1">
          <table:table-cell table:formula="of:=[.E14]/(10*[.C14])" office:value-type="float" office:value="-0.134217443425076" calcext:value-type="float">
            <text:p>-0,134217443425076</text:p>
          </table:table-cell>
          <table:table-cell/>
          <table:table-cell table:formula="of:=[.F14]/4.44822" office:value-type="float" office:value="-22.0537653263553" calcext:value-type="float">
            <text:p>-22,0537653263553</text:p>
          </table:table-cell>
          <table:table-cell office:value-type="float" office:value="10" calcext:value-type="float">
            <text:p>10</text:p>
          </table:table-cell>
          <table:table-cell office:value-type="float" office:value="29.6" calcext:value-type="float">
            <text:p>29,6</text:p>
          </table:table-cell>
          <table:table-cell table:formula="of:=-([.D14]*9.81)" office:value-type="float" office:value="-98.1" calcext:value-type="float">
            <text:p>-98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2:50:24.044444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3T11:58:26.277566276</meta:creation-date>
    <dc:date>2020-12-03T12:50:35.146660550</dc:date>
    <meta:editing-duration>PT4M34S</meta:editing-duration>
    <meta:editing-cycles>2</meta:editing-cycles>
    <meta:generator>LibreOffice/6.3.5.2$Linux_X86_64 LibreOffice_project/30$Build-2</meta:generator>
    <meta:document-statistic meta:table-count="1" meta:cell-count="69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1.824cm" svg:y="3.954cm" style:legend-expansion="high" chart:style-name="ch2"/>
        <chart:plot-area chart:style-name="ch3" table:cell-range-address="Feuille1.F1:Feuille1.F14 Feuille1.E2:Feuille1.E14" chart:data-source-has-labels="row" svg:x="0.485cm" svg:y="0.286cm" svg:width="12.361cm" svg:height="8.644cm">
          <chartooo:coordinate-region svg:x="0.486cm" svg:y="0.485cm" svg:width="12.08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2:Feuille1.E14" chart:label-cell-address="Feuille1.F1:Feuille1.F1" chart:class="chart:scatter">
            <chart:domain table:cell-range-address="Feuille1.F2:Feuille1.F14"/>
            <chart:regression-curve chart:style-name="ch7">
              <chart:equation chart:display-equation="true" chart:display-r-square="false" svg:x="7.401cm" svg:y="0.757cm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Force(N)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1">
                <text:p>98.1</text:p>
                <draw:g>
                  <svg:desc>Feuille1.F2:Feuille1.F14</svg:desc>
                </draw:g>
              </table:table-cell>
              <table:table-cell office:value-type="float" office:value="-29.4">
                <text:p>-29.4</text:p>
                <draw:g>
                  <svg:desc>Feuille1.E2:Feuille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86">
                <text:p>58.86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2">
                <text:p>19.62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15">
                <text:p>14.715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1">
                <text:p>9.81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05">
                <text:p>4.905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905">
                <text:p>-4.905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81">
                <text:p>-9.8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.715">
                <text:p>-14.71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.62">
                <text:p>-19.6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8.86">
                <text:p>-58.8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8.1">
                <text:p>-98.1</text:p>
              </table:table-cell>
              <table:table-cell office:value-type="float" office:value="29.6">
                <text:p>2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